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roid Assassin" svg:font-family="'Android Assassin'" style:font-pitch="variable"/>
    <style:font-face style:name="Conthrax" svg:font-family="Conthrax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3cm" svg:stroke-color="#000000" draw:marker-start-width="0.279cm" draw:marker-end-width="0.279cm" draw:fill="solid" draw:fill-color="#3465a4" draw:textarea-horizontal-align="left" draw:textarea-vertical-align="middle" draw:auto-grow-height="true" draw:auto-grow-width="false" fo:min-height="1.496cm" fo:min-width="0cm" fo:padding-top="0.151cm" fo:padding-bottom="0.151cm" fo:padding-left="0.276cm" fo:padding-right="0.276cm" draw:shadow="hidden" draw:shadow-offset-x="0.176cm" draw:shadow-offset-y="0.176cm" draw:shadow-color="#000000" draw:shadow-opacity="100%" loext:shadow-blur="0cm"/>
      <style:paragraph-properties style:writing-mode="lr-tb"/>
    </style:style>
    <style:style style:name="gr2" style:family="graphic" style:parent-style-name="standard">
      <style:graphic-properties draw:stroke="none" svg:stroke-width="0.053cm" svg:stroke-color="#000000" draw:marker-start-width="0.279cm" draw:marker-end-width="0.279cm" draw:stroke-linejoin="none" svg:stroke-linecap="square" draw:fill="solid" draw:fill-color="#3465a4" draw:opacity="100%" draw:opacity-name="" draw:textarea-horizontal-align="left" draw:textarea-vertical-align="middle" draw:auto-grow-height="true" draw:auto-grow-width="false" fo:min-height="1.25cm" fo:min-width="0cm" fo:padding-top="0.151cm" fo:padding-bottom="0.151cm" fo:padding-left="0.276cm" fo:padding-right="0.276cm" draw:shadow="hidden" draw:shadow-offset-x="0.176cm" draw:shadow-offset-y="0.176cm" draw:shadow-color="#000000" draw:shadow-opacity="100%" loext:shadow-blur="0cm"/>
      <style:paragraph-properties style:writing-mode="lr-tb"/>
    </style:style>
    <style:style style:name="gr3" style:family="graphic" style:parent-style-name="standard">
      <style:graphic-properties draw:stroke="none" svg:stroke-width="0.053cm" svg:stroke-color="#ffffff" draw:marker-start-width="0.279cm" draw:marker-end-width="0.279cm" draw:fill="gradient" draw:fill-color="#ffffff" draw:fill-gradient-name="Gradient_20_411" draw:textarea-horizontal-align="left" draw:textarea-vertical-align="middle" draw:auto-grow-height="true" draw:auto-grow-width="false" fo:min-height="1.496cm" fo:min-width="0cm" fo:padding-top="0.151cm" fo:padding-bottom="0.151cm" fo:padding-left="0.276cm" fo:padding-right="0.276cm" draw:shadow="hidden" draw:shadow-offset-x="0.176cm" draw:shadow-offset-y="0.176cm" draw:shadow-color="#000000" draw:shadow-opacity="100%" loext:shadow-blur="0cm"/>
      <style:paragraph-properties style:writing-mode="lr-tb"/>
    </style:style>
    <style:style style:name="gr4" style:family="graphic" style:parent-style-name="standard">
      <style:graphic-properties draw:stroke="solid" svg:stroke-width="0.053cm" svg:stroke-color="#ffffff" draw:marker-start-width="0.279cm" draw:marker-end-width="0.279cm" draw:stroke-linejoin="none" svg:stroke-linecap="square" draw:fill="gradient" draw:fill-color="#ff0000" draw:fill-gradient-name="Gradient_20_345" draw:opacity="100%" draw:opacity-name="" draw:textarea-horizontal-align="left" draw:textarea-vertical-align="middle" draw:auto-grow-height="true" draw:auto-grow-width="false" fo:min-height="1.25cm" fo:min-width="0cm" fo:padding-top="0.151cm" fo:padding-bottom="0.151cm" fo:padding-left="0.276cm" fo:padding-right="0.276cm" draw:shadow="hidden" draw:shadow-offset-x="0.176cm" draw:shadow-offset-y="0.176cm" draw:shadow-color="#000000" draw:shadow-opacity="100%" loext:shadow-blur="0cm"/>
      <style:paragraph-properties style:writing-mode="lr-tb"/>
    </style:style>
    <style:style style:name="gr5" style:family="graphic" style:parent-style-name="standard">
      <style:graphic-properties draw:stroke="solid" svg:stroke-width="0.053cm" svg:stroke-color="#ffffff" draw:marker-start-width="0.279cm" draw:marker-end-width="0.279cm" draw:stroke-linejoin="none" svg:stroke-linecap="square" draw:fill="gradient" draw:fill-color="#ff0000" draw:fill-gradient-name="Gradient_20_346" draw:opacity="100%" draw:opacity-name="" draw:textarea-horizontal-align="left" draw:textarea-vertical-align="middle" draw:auto-grow-height="true" draw:auto-grow-width="false" fo:min-height="1.25cm" fo:min-width="0cm" fo:padding-top="0.151cm" fo:padding-bottom="0.151cm" fo:padding-left="0.276cm" fo:padding-right="0.276cm" draw:shadow="hidden" draw:shadow-offset-x="0.176cm" draw:shadow-offset-y="0.176cm" draw:shadow-color="#000000" draw:shadow-opacity="100%" loext:shadow-blur="0cm"/>
      <style:paragraph-properties style:writing-mode="lr-tb"/>
    </style:style>
    <style:style style:name="gr6" style:family="graphic" style:parent-style-name="standard">
      <style:graphic-properties draw:stroke="solid" svg:stroke-width="0.053cm" svg:stroke-color="#ffffff" draw:marker-start-width="0.279cm" draw:marker-end-width="0.279cm" draw:stroke-linejoin="none" svg:stroke-linecap="square" draw:fill="gradient" draw:fill-color="#ff0000" draw:fill-gradient-name="Gradient_20_347" draw:opacity="100%" draw:opacity-name="" draw:textarea-horizontal-align="left" draw:textarea-vertical-align="middle" draw:auto-grow-height="true" draw:auto-grow-width="false" fo:min-height="1.25cm" fo:min-width="0cm" fo:padding-top="0.151cm" fo:padding-bottom="0.151cm" fo:padding-left="0.276cm" fo:padding-right="0.276cm" draw:shadow="hidden" draw:shadow-offset-x="0.176cm" draw:shadow-offset-y="0.176cm" draw:shadow-color="#000000" draw:shadow-opacity="100%" loext:shadow-blur="0cm"/>
      <style:paragraph-properties style:writing-mode="lr-tb"/>
    </style:style>
    <style:style style:name="gr7" style:family="graphic" style:parent-style-name="standard">
      <style:graphic-properties draw:stroke="solid" svg:stroke-width="0.053cm" svg:stroke-color="#ffffff" draw:marker-start-width="0.279cm" draw:marker-end-width="0.279cm" draw:stroke-linejoin="none" svg:stroke-linecap="square" draw:fill="gradient" draw:fill-color="#ff0000" draw:fill-gradient-name="Gradient_20_348" draw:opacity="100%" draw:opacity-name="" draw:textarea-horizontal-align="left" draw:textarea-vertical-align="middle" draw:auto-grow-height="true" draw:auto-grow-width="false" fo:min-height="1.25cm" fo:min-width="0cm" fo:padding-top="0.151cm" fo:padding-bottom="0.151cm" fo:padding-left="0.276cm" fo:padding-right="0.276cm" draw:shadow="hidden" draw:shadow-offset-x="0.176cm" draw:shadow-offset-y="0.176cm" draw:shadow-color="#000000" draw:shadow-opacity="100%" loext:shadow-blur="0cm"/>
      <style:paragraph-properties style:writing-mode="lr-tb"/>
    </style:style>
    <style:style style:name="gr8" style:family="graphic" style:parent-style-name="standard">
      <style:graphic-properties draw:stroke="solid" svg:stroke-width="0.053cm" svg:stroke-color="#ffffff" draw:marker-start-width="0.279cm" draw:marker-end-width="0.279cm" draw:stroke-linejoin="none" svg:stroke-linecap="square" draw:fill="gradient" draw:fill-color="#ff0000" draw:fill-gradient-name="Gradient_20_349" draw:opacity="100%" draw:opacity-name="" draw:textarea-horizontal-align="left" draw:textarea-vertical-align="middle" draw:auto-grow-height="true" draw:auto-grow-width="false" fo:min-height="1.25cm" fo:min-width="0cm" fo:padding-top="0.151cm" fo:padding-bottom="0.151cm" fo:padding-left="0.276cm" fo:padding-right="0.276cm" draw:shadow="hidden" draw:shadow-offset-x="0.176cm" draw:shadow-offset-y="0.176cm" draw:shadow-color="#000000" draw:shadow-opacity="100%" loext:shadow-blur="0cm"/>
      <style:paragraph-properties style:writing-mode="lr-tb"/>
    </style:style>
    <style:style style:name="gr9" style:family="graphic" style:parent-style-name="standard">
      <style:graphic-properties draw:stroke="solid" svg:stroke-width="0.053cm" svg:stroke-color="#ffffff" draw:marker-start-width="0.279cm" draw:marker-end-width="0.279cm" draw:stroke-linejoin="none" svg:stroke-linecap="square" draw:fill="gradient" draw:fill-color="#ff0000" draw:fill-gradient-name="Gradient_20_350" draw:opacity="100%" draw:opacity-name="" draw:textarea-horizontal-align="left" draw:textarea-vertical-align="middle" draw:auto-grow-height="true" draw:auto-grow-width="false" fo:min-height="1.25cm" fo:min-width="0cm" fo:padding-top="0.151cm" fo:padding-bottom="0.151cm" fo:padding-left="0.276cm" fo:padding-right="0.276cm" draw:shadow="hidden" draw:shadow-offset-x="0.176cm" draw:shadow-offset-y="0.176cm" draw:shadow-color="#000000" draw:shadow-opacity="100%" loext:shadow-blur="0cm"/>
      <style:paragraph-properties style:writing-mode="lr-tb"/>
    </style:style>
    <style:style style:name="gr10" style:family="graphic" style:parent-style-name="standard">
      <style:graphic-properties draw:stroke="solid" svg:stroke-width="0.053cm" svg:stroke-color="#ffffff" draw:marker-start-width="0.279cm" draw:marker-end-width="0.279cm" draw:stroke-linejoin="none" svg:stroke-linecap="square" draw:fill="gradient" draw:fill-color="#ff0000" draw:fill-gradient-name="Gradient_20_351" draw:opacity="100%" draw:opacity-name="" draw:textarea-horizontal-align="left" draw:textarea-vertical-align="middle" draw:auto-grow-height="true" draw:auto-grow-width="false" fo:min-height="1.25cm" fo:min-width="0cm" fo:padding-top="0.151cm" fo:padding-bottom="0.151cm" fo:padding-left="0.276cm" fo:padding-right="0.276cm" draw:shadow="hidden" draw:shadow-offset-x="0.176cm" draw:shadow-offset-y="0.176cm" draw:shadow-color="#000000" draw:shadow-opacity="100%" loext:shadow-blur="0cm"/>
      <style:paragraph-properties style:writing-mode="lr-tb"/>
    </style:style>
    <style:style style:name="gr11" style:family="graphic" style:parent-style-name="standard">
      <style:graphic-properties draw:stroke="solid" svg:stroke-width="0.053cm" svg:stroke-color="#ffffff" draw:marker-start-width="0.279cm" draw:marker-end-width="0.279cm" draw:stroke-linejoin="none" svg:stroke-linecap="square" draw:fill="gradient" draw:fill-color="#ff0000" draw:fill-gradient-name="Gradient_20_352" draw:opacity="100%" draw:opacity-name="" draw:textarea-horizontal-align="left" draw:textarea-vertical-align="middle" draw:auto-grow-height="true" draw:auto-grow-width="false" fo:min-height="1.25cm" fo:min-width="0cm" fo:padding-top="0.151cm" fo:padding-bottom="0.151cm" fo:padding-left="0.276cm" fo:padding-right="0.276cm" draw:shadow="hidden" draw:shadow-offset-x="0.176cm" draw:shadow-offset-y="0.176cm" draw:shadow-color="#000000" draw:shadow-opacity="100%" loext:shadow-blur="0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textarea-vertical-align="middle" draw:auto-grow-height="true" draw:auto-grow-width="true" fo:min-height="0cm" fo:min-width="0cm" draw:shadow="hidden"/>
      <style:paragraph-properties style:writing-mode="lr-tb"/>
    </style:style>
    <style:style style:name="P1" style:family="paragraph">
      <loext:graphic-properties draw:fill="solid" draw:fill-color="#3465a4"/>
      <style:paragraph-properties fo:text-align="center"/>
      <style:text-properties style:font-name="Android Assassin" fo:font-size="42pt" style:font-size-asian="42pt" style:font-size-complex="42pt"/>
    </style:style>
    <style:style style:name="P2" style:family="paragraph">
      <loext:graphic-properties draw:fill="solid" draw:fill-color="#3465a4" draw:opacity="100%"/>
      <style:paragraph-properties fo:text-align="center"/>
      <style:text-properties style:font-name="Conthrax" fo:font-size="28pt" style:font-size-asian="28pt" style:font-size-complex="28pt"/>
    </style:style>
    <style:style style:name="P3" style:family="paragraph">
      <loext:graphic-properties draw:fill="gradient" draw:fill-color="#ffffff" draw:fill-gradient-name="Gradient_20_411"/>
      <style:paragraph-properties fo:text-align="center"/>
      <style:text-properties style:font-name="Android Assassin" fo:font-size="42pt" style:font-size-asian="42pt" style:font-size-complex="42pt"/>
    </style:style>
    <style:style style:name="P4" style:family="paragraph">
      <loext:graphic-properties draw:fill="gradient" draw:fill-color="#ff0000" draw:fill-gradient-name="Gradient_20_345" draw:opacity="100%"/>
      <style:paragraph-properties fo:text-align="center"/>
      <style:text-properties style:font-name="Conthrax" fo:font-size="28pt" style:font-size-asian="28pt" style:font-size-complex="28pt"/>
    </style:style>
    <style:style style:name="P5" style:family="paragraph">
      <loext:graphic-properties draw:fill="gradient" draw:fill-color="#ff0000" draw:fill-gradient-name="Gradient_20_346" draw:opacity="100%"/>
      <style:paragraph-properties fo:text-align="center"/>
      <style:text-properties style:font-name="Conthrax" fo:font-size="28pt" style:font-size-asian="28pt" style:font-size-complex="28pt"/>
    </style:style>
    <style:style style:name="P6" style:family="paragraph">
      <loext:graphic-properties draw:fill="gradient" draw:fill-color="#ff0000" draw:fill-gradient-name="Gradient_20_347" draw:opacity="100%"/>
      <style:paragraph-properties fo:text-align="center"/>
      <style:text-properties style:font-name="Conthrax" fo:font-size="28pt" style:font-size-asian="28pt" style:font-size-complex="28pt"/>
    </style:style>
    <style:style style:name="P7" style:family="paragraph">
      <loext:graphic-properties draw:fill="gradient" draw:fill-color="#ff0000" draw:fill-gradient-name="Gradient_20_348" draw:opacity="100%"/>
      <style:paragraph-properties fo:text-align="center"/>
      <style:text-properties style:font-name="Conthrax" fo:font-size="28pt" style:font-size-asian="28pt" style:font-size-complex="28pt"/>
    </style:style>
    <style:style style:name="P8" style:family="paragraph">
      <loext:graphic-properties draw:fill="gradient" draw:fill-color="#ff0000" draw:fill-gradient-name="Gradient_20_349" draw:opacity="100%"/>
      <style:paragraph-properties fo:text-align="center"/>
      <style:text-properties style:font-name="Conthrax" fo:font-size="28pt" style:font-size-asian="28pt" style:font-size-complex="28pt"/>
    </style:style>
    <style:style style:name="P9" style:family="paragraph">
      <loext:graphic-properties draw:fill="gradient" draw:fill-color="#ff0000" draw:fill-gradient-name="Gradient_20_350" draw:opacity="100%"/>
      <style:paragraph-properties fo:text-align="center"/>
      <style:text-properties style:font-name="Conthrax" fo:font-size="28pt" style:font-size-asian="28pt" style:font-size-complex="28pt"/>
    </style:style>
    <style:style style:name="P10" style:family="paragraph">
      <loext:graphic-properties draw:fill="gradient" draw:fill-color="#ff0000" draw:fill-gradient-name="Gradient_20_351" draw:opacity="100%"/>
      <style:paragraph-properties fo:text-align="center"/>
      <style:text-properties style:font-name="Conthrax" fo:font-size="28pt" style:font-size-asian="28pt" style:font-size-complex="28pt"/>
    </style:style>
    <style:style style:name="P11" style:family="paragraph">
      <loext:graphic-properties draw:fill="gradient" draw:fill-color="#ff0000" draw:fill-gradient-name="Gradient_20_352" draw:opacity="100%"/>
      <style:paragraph-properties fo:text-align="center"/>
      <style:text-properties style:font-name="Conthrax" fo:font-size="28pt" style:font-size-asian="28pt" style:font-size-complex="28pt"/>
    </style:style>
    <style:style style:name="P12" style:family="paragraph">
      <loext:graphic-properties draw:fill="solid" draw:fill-color="#ffffff"/>
      <style:paragraph-properties fo:text-align="center"/>
      <style:text-properties fo:color="#ffffff" loext:opacity="100%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g>
            <draw:g>
              <draw:g>
                <draw:g>
                  <draw:g>
                    <draw:g>
                      <draw:polygon draw:style-name="gr1" draw:text-style-name="P1" draw:layer="layout" svg:width="0.352cm" svg:height="1.565cm" svg:x="0.441cm" svg:y="0.69cm" svg:viewBox="0 0 353 1566" draw:points="353,0 353,1223 0,1566 0,0">
                        <text:p/>
                      </draw:polygon>
                      <draw:polygon draw:style-name="gr1" draw:text-style-name="P1" draw:layer="layout" svg:width="1.295cm" svg:height="1.731cm" svg:x="0.916cm" svg:y="0.454cm" svg:viewBox="0 0 1296 1732" draw:points="353,818 353,1493 0,1493 0,0 337,325 942,914 942,236 1296,236 1296,1732 959,1407">
                        <text:p/>
                      </draw:polygon>
                      <draw:polygon draw:style-name="gr1" draw:text-style-name="P1" draw:layer="layout" svg:width="1.353cm" svg:height="1.576cm" svg:x="2.301cm" svg:y="0.69cm" svg:viewBox="0 0 1354 1577" draw:points="1354,0 677,1577 0,0 397,0 677,698 950,0">
                        <text:p/>
                      </draw:polygon>
                      <draw:path draw:style-name="gr1" draw:text-style-name="P1" draw:layer="layout" svg:width="1.295cm" svg:height="1.256cm" svg:x="3.746cm" svg:y="0.69cm" svg:viewBox="0 0 1296 1257" svg:d="M942 456v-113h-589v113zM353 799v458h-353v-971c0-191 98-286 294-286h707c196 0 295 95 295 286v971h-354v-458z">
                        <text:p/>
                      </draw:path>
                      <draw:path draw:style-name="gr1" draw:text-style-name="P1" draw:layer="layout" svg:width="1.295cm" svg:height="1.256cm" svg:x="5.162cm" svg:y="0.69cm" svg:viewBox="0 0 1296 1257" svg:d="M0 1257v-1257h1001c196 0 295 95 295 286v685c0 191-99 286-295 286zM353 914h589v-571h-589z">
                        <text:p/>
                      </draw:path>
                      <draw:path draw:style-name="gr1" draw:text-style-name="P1" draw:layer="layout" svg:width="1.295cm" svg:height="1.256cm" svg:x="6.578cm" svg:y="0.69cm" svg:viewBox="0 0 1296 1257" svg:d="M1296 0v343h-1296v-343zM1296 456v343h-1296v-343zM1296 914v343h-1296v-343z">
                        <text:p/>
                      </draw:path>
                      <draw:path draw:style-name="gr1" draw:text-style-name="P1" draw:layer="layout" svg:width="1.377cm" svg:height="1.256cm" svg:x="7.993cm" svg:y="0.69cm" svg:viewBox="0 0 1378 1257" svg:d="M353 343v113h589v-113zM403 783l-50-50v524h-353v-1257h1001c196 0 295 95 295 285v229c0 190-97 285-291 285h-98l471 458h-485z">
                        <text:p/>
                      </draw:path>
                      <draw:path draw:style-name="gr1" draw:text-style-name="P1" draw:layer="layout" svg:width="1.46cm" svg:height="1.256cm" svg:x="9.327cm" svg:y="0.69cm" svg:viewBox="0 0 1461 1257" svg:d="M1108 343h-672v113h648c196 0 294 96 294 286v229c0 191-98 286-294 286h-1084l353-343h672v-115h-648c-196 0-294-95-294-285v-229c0-190 98-285 294-285h1084z">
                        <text:p/>
                      </draw:path>
                    </draw:g>
                    <draw:g>
                      <draw:path draw:style-name="gr2" draw:text-style-name="P2" draw:layer="layout" svg:width="0.932cm" svg:height="0.853cm" svg:x="0.539cm" svg:y="2.048cm" svg:viewBox="0 0 933 854" svg:d="M352 0c-254 0-352 88-352 322v505c0 18 10 27 29 27h136c18 0 27-9 27-27v-318h706c19 0 28-8 28-26v-97c0-18-9-26-28-26h-706v-25c0-128 38-166 167-166h546c18 0 28-8 28-26v-116c0-18-10-27-28-27z">
                        <text:p/>
                      </draw:path>
                      <draw:path draw:style-name="gr2" draw:text-style-name="P2" draw:layer="layout" svg:width="1.013cm" svg:height="0.853cm" svg:x="1.593cm" svg:y="2.048cm" svg:viewBox="0 0 1014 854" svg:d="M38 0c-25 0-38 12-38 37v790c0 18 10 27 29 27h136c18 0 27-9 27-27v-243h406l198 254c8 11 14 16 36 16h162c22 0 24-22 16-31l-215-258c132-24 187-105 187-244v-70c0-164-77-251-270-251zM192 182c0-10 5-15 17-15h464c86 0 117 35 117 109v51c0 73-31 108-117 108h-481z">
                        <text:p/>
                      </draw:path>
                      <draw:path draw:style-name="gr2" draw:text-style-name="P2" draw:layer="layout" svg:width="1.091cm" svg:height="0.853cm" svg:x="2.698cm" svg:y="2.048cm" svg:viewBox="0 0 1092 854" svg:d="M352 0c-254 0-352 88-352 322v210c0 234 98 322 352 322h388c255 0 352-88 352-322v-210c0-234-97-322-352-322zM192 335c0-128 38-166 167-166h373c130 0 167 38 167 166v183c0 128-37 166-167 166h-373c-129 0-167-38-167-166z">
                        <text:p/>
                      </draw:path>
                      <draw:path draw:style-name="gr2" draw:text-style-name="P2" draw:layer="layout" svg:width="1.333cm" svg:height="0.853cm" svg:x="3.945cm" svg:y="2.048cm" svg:viewBox="0 0 1334 854" svg:d="M112 0c-89 0-112 34-112 127v700c0 18 10 27 29 27h128c19 0 28-9 28-27v-637c0-8 2-12 10-12h11c9 0 14 2 16 10l254 546c42 88 77 120 161 120h60c84 0 120-32 161-120l254-546c2-8 7-10 16-10h11c8 0 11 4 11 12v637c0 18 8 27 27 27h128c19 0 29-9 29-27v-700c0-93-22-127-110-127h-135c-74 0-99 16-133 93l-261 585c-4 9-9 11-18 11h-15c-9 0-14-2-18-11l-261-585c-34-77-59-93-134-93z">
                        <text:p/>
                      </draw:path>
                      <draw:path draw:style-name="gr2" draw:text-style-name="P2" draw:layer="layout" svg:width="1.333cm" svg:height="0.853cm" svg:x="5.862cm" svg:y="2.048cm" svg:viewBox="0 0 1334 854" svg:d="M112 0c-89 0-112 34-112 127v700c0 18 10 27 29 27h128c19 0 28-9 28-27v-637c0-8 2-12 10-12h11c9 0 14 2 16 10l254 546c42 88 77 120 161 120h60c84 0 120-32 161-120l254-546c2-8 7-10 16-10h11c8 0 11 4 11 12v637c0 18 8 27 27 27h128c19 0 29-9 29-27v-700c0-93-22-127-110-127h-135c-74 0-99 16-133 93l-261 585c-4 9-9 11-18 11h-15c-9 0-14-2-18-11l-261-585c-34-77-59-93-134-93z">
                        <text:p/>
                      </draw:path>
                      <draw:path draw:style-name="gr2" draw:text-style-name="P2" draw:layer="layout" svg:width="1.186cm" svg:height="0.853cm" svg:x="7.294cm" svg:y="2.048cm" svg:viewBox="0 0 1187 854" svg:d="M548 0c-52 0-90 20-132 93l-412 733c-8 15-5 28 17 28h163c15 0 23-4 29-16l87-158h590l89 158c7 12 13 16 29 16h160c20 0 24-13 15-28l-416-733c-41-73-80-93-144-93zM576 182c4-6 8-9 14-9h7c7 0 10 3 14 9l200 357h-432z">
                        <text:p/>
                      </draw:path>
                      <draw:path draw:style-name="gr2" draw:text-style-name="P2" draw:layer="layout" svg:width="1.013cm" svg:height="0.853cm" svg:x="8.58cm" svg:y="2.048cm" svg:viewBox="0 0 1014 854" svg:d="M38 0c-25 0-38 12-38 37v790c0 18 10 27 29 27h136c18 0 27-9 27-27v-243h406l198 254c8 11 14 16 36 16h162c22 0 24-22 16-31l-215-258c132-24 187-105 187-244v-70c0-164-77-251-270-251zM192 182c0-10 5-15 17-15h464c86 0 117 35 117 109v51c0 73-31 108-117 108h-481z">
                        <text:p/>
                      </draw:path>
                      <draw:path draw:style-name="gr2" draw:text-style-name="P2" draw:layer="layout" svg:width="0.948cm" svg:height="0.853cm" svg:x="9.685cm" svg:y="2.048cm" svg:viewBox="0 0 949 854" svg:d="M222 0c-152 0-222 80-222 199v89c0 134 75 210 220 210h471c44 0 65 23 65 68v50c0 43-19 68-66 68h-660c-19 0-29 9-29 27v116c0 18 10 27 29 27h696c152 0 223-81 223-199v-98c0-134-76-209-220-209h-471c-44 0-66-23-66-69v-41c0-43 19-69 67-69h629c19 0 28-8 28-26v-116c0-18-9-27-28-27z">
                        <text:p/>
                      </draw:path>
                    </draw:g>
                  </draw:g>
                  <draw:g>
                    <draw:g>
                      <draw:g>
                        <draw:polygon draw:style-name="gr3" draw:text-style-name="P3" draw:layer="layout" svg:width="0.352cm" svg:height="1.565cm" svg:x="0.224cm" svg:y="0.489cm" svg:viewBox="0 0 353 1566" draw:points="353,0 353,1223 0,1566 0,0">
                          <text:p/>
                        </draw:polygon>
                        <draw:polygon draw:style-name="gr3" draw:text-style-name="P3" draw:layer="layout" svg:width="1.295cm" svg:height="1.731cm" svg:x="0.699cm" svg:y="0.253cm" svg:viewBox="0 0 1296 1732" draw:points="353,818 353,1493 0,1493 0,0 337,325 942,914 942,236 1296,236 1296,1732 959,1407">
                          <text:p/>
                        </draw:polygon>
                        <draw:polygon draw:style-name="gr3" draw:text-style-name="P3" draw:layer="layout" svg:width="1.353cm" svg:height="1.576cm" svg:x="2.084cm" svg:y="0.489cm" svg:viewBox="0 0 1354 1577" draw:points="1354,0 677,1577 0,0 397,0 677,698 950,0">
                          <text:p/>
                        </draw:polygon>
                        <draw:path draw:style-name="gr3" draw:text-style-name="P3" draw:layer="layout" svg:width="1.295cm" svg:height="1.256cm" svg:x="3.529cm" svg:y="0.489cm" svg:viewBox="0 0 1296 1257" svg:d="M942 456v-113h-589v113zM353 799v458h-353v-971c0-191 98-286 294-286h707c196 0 295 95 295 286v971h-354v-458z">
                          <text:p/>
                        </draw:path>
                        <draw:path draw:style-name="gr3" draw:text-style-name="P3" draw:layer="layout" svg:width="1.295cm" svg:height="1.256cm" svg:x="4.945cm" svg:y="0.489cm" svg:viewBox="0 0 1296 1257" svg:d="M0 1257v-1257h1001c196 0 295 95 295 286v685c0 191-99 286-295 286zM353 914h589v-571h-589z">
                          <text:p/>
                        </draw:path>
                        <draw:path draw:style-name="gr3" draw:text-style-name="P3" draw:layer="layout" svg:width="1.295cm" svg:height="1.256cm" svg:x="6.361cm" svg:y="0.489cm" svg:viewBox="0 0 1296 1257" svg:d="M1296 0v343h-1296v-343zM1296 456v343h-1296v-343zM1296 914v343h-1296v-343z">
                          <text:p/>
                        </draw:path>
                        <draw:path draw:style-name="gr3" draw:text-style-name="P3" draw:layer="layout" svg:width="1.377cm" svg:height="1.256cm" svg:x="7.776cm" svg:y="0.489cm" svg:viewBox="0 0 1378 1257" svg:d="M353 343v113h589v-113zM403 783l-50-50v524h-353v-1257h1001c196 0 295 95 295 285v229c0 190-97 285-291 285h-98l471 458h-485z">
                          <text:p/>
                        </draw:path>
                        <draw:path draw:style-name="gr3" draw:text-style-name="P3" draw:layer="layout" svg:width="1.46cm" svg:height="1.256cm" svg:x="9.11cm" svg:y="0.489cm" svg:viewBox="0 0 1461 1257" svg:d="M1108 343h-672v113h648c196 0 294 96 294 286v229c0 191-98 286-294 286h-1084l353-343h672v-115h-648c-196 0-294-95-294-285v-229c0-190 98-285 294-285h1084z">
                          <text:p/>
                        </draw:path>
                      </draw:g>
                      <draw:g>
                        <draw:path draw:style-name="gr4" draw:text-style-name="P4" draw:layer="layout" svg:width="0.932cm" svg:height="0.853cm" svg:x="0.322cm" svg:y="1.847cm" svg:viewBox="0 0 933 854" svg:d="M352 0c-254 0-352 88-352 322v505c0 18 10 27 29 27h136c18 0 27-9 27-27v-318h706c19 0 28-8 28-26v-97c0-18-9-26-28-26h-706v-25c0-128 38-166 167-166h546c18 0 28-8 28-26v-116c0-18-10-27-28-27z">
                          <text:p/>
                        </draw:path>
                        <draw:path draw:style-name="gr5" draw:text-style-name="P5" draw:layer="layout" svg:width="1.013cm" svg:height="0.853cm" svg:x="1.376cm" svg:y="1.847cm" svg:viewBox="0 0 1014 854" svg:d="M38 0c-25 0-38 12-38 37v790c0 18 10 27 29 27h136c18 0 27-9 27-27v-243h406l198 254c8 11 14 16 36 16h162c22 0 24-22 16-31l-215-258c132-24 187-105 187-244v-70c0-164-77-251-270-251zM192 182c0-10 5-15 17-15h464c86 0 117 35 117 109v51c0 73-31 108-117 108h-481z">
                          <text:p/>
                        </draw:path>
                        <draw:path draw:style-name="gr6" draw:text-style-name="P6" draw:layer="layout" svg:width="1.091cm" svg:height="0.853cm" svg:x="2.481cm" svg:y="1.847cm" svg:viewBox="0 0 1092 854" svg:d="M352 0c-254 0-352 88-352 322v210c0 234 98 322 352 322h388c255 0 352-88 352-322v-210c0-234-97-322-352-322zM192 335c0-128 38-166 167-166h373c130 0 167 38 167 166v183c0 128-37 166-167 166h-373c-129 0-167-38-167-166z">
                          <text:p/>
                        </draw:path>
                        <draw:path draw:style-name="gr7" draw:text-style-name="P7" draw:layer="layout" svg:width="1.333cm" svg:height="0.853cm" svg:x="3.728cm" svg:y="1.847cm" svg:viewBox="0 0 1334 854" svg:d="M112 0c-89 0-112 34-112 127v700c0 18 10 27 29 27h128c19 0 28-9 28-27v-637c0-8 2-12 10-12h11c9 0 14 2 16 10l254 546c42 88 77 120 161 120h60c84 0 120-32 161-120l254-546c2-8 7-10 16-10h11c8 0 11 4 11 12v637c0 18 8 27 27 27h128c19 0 29-9 29-27v-700c0-93-22-127-110-127h-135c-74 0-99 16-133 93l-261 585c-4 9-9 11-18 11h-15c-9 0-14-2-18-11l-261-585c-34-77-59-93-134-93z">
                          <text:p/>
                        </draw:path>
                        <draw:path draw:style-name="gr8" draw:text-style-name="P8" draw:layer="layout" svg:width="1.333cm" svg:height="0.853cm" svg:x="5.645cm" svg:y="1.847cm" svg:viewBox="0 0 1334 854" svg:d="M112 0c-89 0-112 34-112 127v700c0 18 10 27 29 27h128c19 0 28-9 28-27v-637c0-8 2-12 10-12h11c9 0 14 2 16 10l254 546c42 88 77 120 161 120h60c84 0 120-32 161-120l254-546c2-8 7-10 16-10h11c8 0 11 4 11 12v637c0 18 8 27 27 27h128c19 0 29-9 29-27v-700c0-93-22-127-110-127h-135c-74 0-99 16-133 93l-261 585c-4 9-9 11-18 11h-15c-9 0-14-2-18-11l-261-585c-34-77-59-93-134-93z">
                          <text:p/>
                        </draw:path>
                        <draw:path draw:style-name="gr9" draw:text-style-name="P9" draw:layer="layout" svg:width="1.186cm" svg:height="0.853cm" svg:x="7.077cm" svg:y="1.847cm" svg:viewBox="0 0 1187 854" svg:d="M548 0c-52 0-90 20-132 93l-412 733c-8 15-5 28 17 28h163c15 0 23-4 29-16l87-158h590l89 158c7 12 13 16 29 16h160c20 0 24-13 15-28l-416-733c-41-73-80-93-144-93zM576 182c4-6 8-9 14-9h7c7 0 10 3 14 9l200 357h-432z">
                          <text:p/>
                        </draw:path>
                        <draw:path draw:style-name="gr10" draw:text-style-name="P10" draw:layer="layout" svg:width="1.013cm" svg:height="0.853cm" svg:x="8.363cm" svg:y="1.847cm" svg:viewBox="0 0 1014 854" svg:d="M38 0c-25 0-38 12-38 37v790c0 18 10 27 29 27h136c18 0 27-9 27-27v-243h406l198 254c8 11 14 16 36 16h162c22 0 24-22 16-31l-215-258c132-24 187-105 187-244v-70c0-164-77-251-270-251zM192 182c0-10 5-15 17-15h464c86 0 117 35 117 109v51c0 73-31 108-117 108h-481z">
                          <text:p/>
                        </draw:path>
                        <draw:path draw:style-name="gr11" draw:text-style-name="P11" draw:layer="layout" svg:width="0.948cm" svg:height="0.853cm" svg:x="9.468cm" svg:y="1.847cm" svg:viewBox="0 0 949 854" svg:d="M222 0c-152 0-222 80-222 199v89c0 134 75 210 220 210h471c44 0 65 23 65 68v50c0 43-19 68-66 68h-660c-19 0-29 9-29 27v116c0 18 10 27 29 27h696c152 0 223-81 223-199v-98c0-134-76-209-220-209h-471c-44 0-66-23-66-69v-41c0-43 19-69 67-69h629c19 0 28-8 28-26v-116c0-18-9-27-28-27z">
                          <text:p/>
                        </draw:path>
                      </draw:g>
                    </draw:g>
                  </draw:g>
                  <draw:path draw:style-name="gr12" draw:text-style-name="P12" draw:layer="layout" svg:width="0.447cm" svg:height="0.448cm" svg:x="10.529cm" svg:y="0.061cm" svg:viewBox="0 0 448 449" svg:d="M448 224c0 40-10 78-30 113-20 34-47 62-82 82s-72 30-112 30c-41 0-78-11-113-31-35-21-63-49-82-83-19-35-29-72-29-111 0-40 10-77 30-112 20-34 48-62 82-82 35-20 72-30 112-30s78 10 113 30c34 20 62 48 82 82 19 35 29 72 29 112zM414 224c0-33-9-65-26-94s-40-52-69-69c-30-17-61-25-95-25-32 0-63 8-92 24s-52 39-70 68-26 61-26 96c0 34 8 66 25 95s40 53 69 70c29 16 60 25 94 25s66-9 95-25c29-17 53-41 69-70 17-29 26-61 26-95zM159 224c0 28 6 49 18 65 12 15 29 23 51 23 14 0 26-4 36-12 11-7 19-18 25-33l50 15c-12 26-27 45-45 56-18 12-40 17-66 17-40 0-71-11-92-34-22-23-33-55-33-97s10-74 32-96c21-22 51-33 90-33 27 0 50 6 68 17 18 12 32 30 42 54l-48 13c-6-13-14-23-24-30s-22-10-36-10c-23 0-40 7-51 21-12 15-17 36-17 64z">
                    <text:p/>
                  </draw:path>
                </draw:g>
              </draw:g>
            </draw:g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roid Assassin" svg:font-family="'Android Assassin'" style:font-pitch="variable"/>
    <style:font-face style:name="Conthrax" svg:font-family="Conthrax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345" draw:display-name="Gradient 345" draw:style="axial" draw:start-color="#eeeeee" draw:end-color="#ff0000" draw:start-intensity="100%" draw:end-intensity="100%" draw:angle="0deg" draw:border="0%"/>
    <draw:gradient draw:name="Gradient_20_346" draw:display-name="Gradient 346" draw:style="axial" draw:start-color="#eeeeee" draw:end-color="#ff0000" draw:start-intensity="100%" draw:end-intensity="100%" draw:angle="0deg" draw:border="0%"/>
    <draw:gradient draw:name="Gradient_20_347" draw:display-name="Gradient 347" draw:style="axial" draw:start-color="#eeeeee" draw:end-color="#ff0000" draw:start-intensity="100%" draw:end-intensity="100%" draw:angle="0deg" draw:border="0%"/>
    <draw:gradient draw:name="Gradient_20_348" draw:display-name="Gradient 348" draw:style="axial" draw:start-color="#eeeeee" draw:end-color="#ff0000" draw:start-intensity="100%" draw:end-intensity="100%" draw:angle="0deg" draw:border="0%"/>
    <draw:gradient draw:name="Gradient_20_349" draw:display-name="Gradient 349" draw:style="axial" draw:start-color="#eeeeee" draw:end-color="#ff0000" draw:start-intensity="100%" draw:end-intensity="100%" draw:angle="0deg" draw:border="0%"/>
    <draw:gradient draw:name="Gradient_20_350" draw:display-name="Gradient 350" draw:style="axial" draw:start-color="#eeeeee" draw:end-color="#ff0000" draw:start-intensity="100%" draw:end-intensity="100%" draw:angle="0deg" draw:border="0%"/>
    <draw:gradient draw:name="Gradient_20_351" draw:display-name="Gradient 351" draw:style="axial" draw:start-color="#eeeeee" draw:end-color="#ff0000" draw:start-intensity="100%" draw:end-intensity="100%" draw:angle="0deg" draw:border="0%"/>
    <draw:gradient draw:name="Gradient_20_352" draw:display-name="Gradient 352" draw:style="axial" draw:start-color="#eeeeee" draw:end-color="#ff0000" draw:start-intensity="100%" draw:end-intensity="100%" draw:angle="0deg" draw:border="0%"/>
    <draw:gradient draw:name="Gradient_20_401" draw:display-name="Gradient 401" draw:style="linear" draw:start-color="#ffffff" draw:end-color="#eeeeee" draw:start-intensity="100%" draw:end-intensity="100%" draw:angle="30deg" draw:border="0%"/>
    <draw:gradient draw:name="Gradient_20_402" draw:display-name="Gradient 402" draw:style="linear" draw:start-color="#ffffff" draw:end-color="#eeeeee" draw:start-intensity="100%" draw:end-intensity="100%" draw:angle="30deg" draw:border="0%"/>
    <draw:gradient draw:name="Gradient_20_403" draw:display-name="Gradient 403" draw:style="linear" draw:start-color="#ffffff" draw:end-color="#eeeeee" draw:start-intensity="100%" draw:end-intensity="100%" draw:angle="30deg" draw:border="0%"/>
    <draw:gradient draw:name="Gradient_20_404" draw:display-name="Gradient 404" draw:style="linear" draw:start-color="#ffffff" draw:end-color="#eeeeee" draw:start-intensity="100%" draw:end-intensity="100%" draw:angle="30deg" draw:border="0%"/>
    <draw:gradient draw:name="Gradient_20_405" draw:display-name="Gradient 405" draw:style="linear" draw:start-color="#ffffff" draw:end-color="#eeeeee" draw:start-intensity="100%" draw:end-intensity="100%" draw:angle="30deg" draw:border="0%"/>
    <draw:gradient draw:name="Gradient_20_406" draw:display-name="Gradient 406" draw:style="linear" draw:start-color="#ffffff" draw:end-color="#eeeeee" draw:start-intensity="100%" draw:end-intensity="100%" draw:angle="30deg" draw:border="0%"/>
    <draw:gradient draw:name="Gradient_20_407" draw:display-name="Gradient 407" draw:style="linear" draw:start-color="#ffffff" draw:end-color="#eeeeee" draw:start-intensity="100%" draw:end-intensity="100%" draw:angle="30deg" draw:border="0%"/>
    <draw:gradient draw:name="Gradient_20_408" draw:display-name="Gradient 408" draw:style="linear" draw:start-color="#ffffff" draw:end-color="#eeeeee" draw:start-intensity="100%" draw:end-intensity="100%" draw:angle="30deg" draw:border="0%"/>
    <draw:gradient draw:name="Gradient_20_409" draw:display-name="Gradient 409" draw:style="linear" draw:start-color="#ff0000" draw:end-color="#ffffff" draw:start-intensity="100%" draw:end-intensity="100%" draw:angle="0deg" draw:border="0%"/>
    <draw:gradient draw:name="Gradient_20_410" draw:display-name="Gradient 410" draw:style="linear" draw:start-color="#2a6099" draw:end-color="#ffffff" draw:start-intensity="100%" draw:end-intensity="100%" draw:angle="0deg" draw:border="0%"/>
    <draw:gradient draw:name="Gradient_20_411" draw:display-name="Gradient 411" draw:style="linear" draw:start-color="#729fcf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cm" fo:page-height="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4T22:42:28.070085808</meta:creation-date>
    <dc:date>2023-05-24T23:40:47.576302067</dc:date>
    <meta:editing-duration>PT16M28S</meta:editing-duration>
    <meta:editing-cycles>2</meta:editing-cycles>
    <meta:generator>LibreOffice/7.3.7.2$Linux_X86_64 LibreOffice_project/30$Build-2</meta:generator>
    <meta:document-statistic meta:object-count="45"/>
  </office:meta>
</office:document-meta>
</file>